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46cff" officeooo:paragraph-rsid="00049ab1"/>
    </style:style>
    <style:style style:name="P2" style:family="paragraph" style:parent-style-name="Standard">
      <style:paragraph-properties fo:text-align="justify" style:justify-single-word="false"/>
      <style:text-properties style:font-name="Hack" fo:font-size="14pt" officeooo:rsid="00046cff" officeooo:paragraph-rsid="00046cff" style:font-size-asian="14pt" style:font-size-complex="14pt"/>
    </style:style>
    <style:style style:name="P3" style:family="paragraph" style:parent-style-name="Standard">
      <style:paragraph-properties fo:text-align="justify" style:justify-single-word="false"/>
      <style:text-properties style:font-name="Hack" fo:font-size="14pt" officeooo:rsid="00046cff" officeooo:paragraph-rsid="00049ab1" style:font-size-asian="14pt" style:font-size-complex="14pt"/>
    </style:style>
    <style:style style:name="P4" style:family="paragraph" style:parent-style-name="Standard">
      <style:paragraph-properties fo:text-align="justify" style:justify-single-word="false"/>
      <style:text-properties style:font-name="Hack" fo:font-size="14pt" officeooo:rsid="00049ab1" officeooo:paragraph-rsid="00049ab1" style:font-size-asian="14pt" style:font-size-complex="14pt"/>
    </style:style>
    <style:style style:name="P5" style:family="paragraph" style:parent-style-name="Standard">
      <style:paragraph-properties fo:text-align="justify" style:justify-single-word="false"/>
      <style:text-properties style:font-name="Hack" fo:font-size="14pt" officeooo:rsid="000a09d3" officeooo:paragraph-rsid="000a09d3" style:font-size-asian="14pt" style:font-size-complex="14pt"/>
    </style:style>
    <style:style style:name="P6" style:family="paragraph" style:parent-style-name="Standard">
      <style:paragraph-properties fo:text-align="justify" style:justify-single-word="false"/>
      <style:text-properties officeooo:paragraph-rsid="00046cff"/>
    </style:style>
    <style:style style:name="P7" style:family="paragraph" style:parent-style-name="Standard">
      <style:paragraph-properties fo:text-align="justify" style:justify-single-word="false"/>
      <style:text-properties officeooo:paragraph-rsid="00049ab1"/>
    </style:style>
    <style:style style:name="P8" style:family="paragraph" style:parent-style-name="Standard">
      <style:paragraph-properties fo:text-align="justify" style:justify-single-word="false"/>
      <style:text-properties officeooo:paragraph-rsid="0004f5ea"/>
    </style:style>
    <style:style style:name="P9" style:family="paragraph" style:parent-style-name="Standard">
      <style:paragraph-properties fo:text-align="justify" style:justify-single-word="false"/>
      <style:text-properties officeooo:paragraph-rsid="0006e88c"/>
    </style:style>
    <style:style style:name="P10" style:family="paragraph" style:parent-style-name="Standard">
      <style:paragraph-properties fo:text-align="justify" style:justify-single-word="false"/>
      <style:text-properties officeooo:paragraph-rsid="00085c30"/>
    </style:style>
    <style:style style:name="P11" style:family="paragraph" style:parent-style-name="Standard">
      <style:paragraph-properties fo:text-align="justify" style:justify-single-word="false"/>
      <style:text-properties officeooo:paragraph-rsid="00099a8c"/>
    </style:style>
    <style:style style:name="P12" style:family="paragraph" style:parent-style-name="Standard">
      <style:paragraph-properties fo:text-align="justify" style:justify-single-word="false"/>
      <style:text-properties officeooo:paragraph-rsid="000a09d3"/>
    </style:style>
    <style:style style:name="P13" style:family="paragraph" style:parent-style-name="Standard">
      <style:paragraph-properties fo:text-align="justify" style:justify-single-word="false"/>
      <style:text-properties officeooo:paragraph-rsid="000a4a21"/>
    </style:style>
    <style:style style:name="P14" style:family="paragraph" style:parent-style-name="Standard">
      <style:paragraph-properties fo:text-align="justify" style:justify-single-word="false"/>
      <style:text-properties officeooo:paragraph-rsid="000cb123"/>
    </style:style>
    <style:style style:name="P15" style:family="paragraph" style:parent-style-name="Standard">
      <style:paragraph-properties fo:text-align="justify" style:justify-single-word="false"/>
      <style:text-properties fo:color="#000000" style:font-name="Hack" fo:font-size="14pt" officeooo:rsid="0004f5ea" officeooo:paragraph-rsid="0004f5ea" style:font-size-asian="14pt" style:font-size-complex="14pt"/>
    </style:style>
    <style:style style:name="P16" style:family="paragraph" style:parent-style-name="Standard">
      <style:paragraph-properties fo:text-align="justify" style:justify-single-word="false"/>
      <style:text-properties fo:color="#000000" style:font-name="Hack" fo:font-size="14pt" officeooo:rsid="0004f5ea" officeooo:paragraph-rsid="00085c30" style:font-size-asian="14pt" style:font-size-complex="14pt"/>
    </style:style>
    <style:style style:name="P17" style:family="paragraph" style:parent-style-name="Standard">
      <style:paragraph-properties fo:text-align="justify" style:justify-single-word="false"/>
      <style:text-properties fo:color="#000000" style:font-name="Hack" fo:font-size="14pt" officeooo:rsid="00085c30" officeooo:paragraph-rsid="00085c30" style:font-size-asian="14pt" style:font-size-complex="14pt"/>
    </style:style>
    <style:style style:name="P18" style:family="paragraph" style:parent-style-name="Standard">
      <style:paragraph-properties fo:text-align="justify" style:justify-single-word="false"/>
      <style:text-properties fo:color="#000000" style:font-name="Hack" fo:font-size="14pt" officeooo:rsid="00099a8c" officeooo:paragraph-rsid="00099a8c" style:font-size-asian="14pt" style:font-size-complex="14pt"/>
    </style:style>
    <style:style style:name="P19" style:family="paragraph" style:parent-style-name="Standard">
      <style:paragraph-properties fo:text-align="justify" style:justify-single-word="false"/>
      <style:text-properties fo:color="#000000" style:font-name="Hack" fo:font-size="14pt" fo:font-style="normal" officeooo:rsid="0004f5ea" officeooo:paragraph-rsid="0004f5ea"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fo:color="#000000" style:font-name="Hack" fo:font-size="14pt" fo:font-style="normal" officeooo:rsid="0006e88c" officeooo:paragraph-rsid="0006e88c"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fo:color="#000000" style:font-name="Hack" fo:font-size="14pt" fo:font-style="normal" officeooo:rsid="00099a8c" officeooo:paragraph-rsid="000a4a21" style:font-size-asian="14pt" style:font-style-asian="normal" style:font-size-complex="14pt" style:font-style-complex="normal"/>
    </style:style>
    <style:style style:name="P22" style:family="paragraph" style:parent-style-name="Standard">
      <style:paragraph-properties fo:text-align="justify" style:justify-single-word="false"/>
      <style:text-properties fo:color="#000000" style:font-name="Hack" fo:font-size="14pt" fo:font-style="normal" officeooo:rsid="00099a8c" officeooo:paragraph-rsid="00099a8c" style:font-size-asian="14pt" style:font-style-asian="normal" style:font-size-complex="14pt" style:font-style-complex="normal"/>
    </style:style>
    <style:style style:name="P23" style:family="paragraph" style:parent-style-name="Standard">
      <style:paragraph-properties fo:text-align="justify" style:justify-single-word="false"/>
      <style:text-properties fo:color="#000000" style:font-name="Hack" fo:font-size="14pt" fo:font-style="italic" officeooo:rsid="00099a8c" officeooo:paragraph-rsid="00099a8c" style:font-size-asian="14pt" style:font-style-asian="italic" style:font-size-complex="14pt" style:font-style-complex="italic"/>
    </style:style>
    <style:style style:name="P24" style:family="paragraph" style:parent-style-name="Standard">
      <style:paragraph-properties fo:text-align="justify" style:justify-single-word="false"/>
      <style:text-properties fo:color="#ea7500" style:font-name="Hack" fo:font-size="14pt" officeooo:rsid="00049ab1" officeooo:paragraph-rsid="00049ab1" style:font-size-asian="14pt" style:font-size-complex="14pt"/>
    </style:style>
    <style:style style:name="P25" style:family="paragraph" style:parent-style-name="Standard">
      <style:paragraph-properties fo:text-align="justify" style:justify-single-word="false"/>
      <style:text-properties officeooo:rsid="00085c30" officeooo:paragraph-rsid="00085c30"/>
    </style:style>
    <style:style style:name="P26" style:family="paragraph" style:parent-style-name="Standard">
      <style:paragraph-properties fo:text-align="justify" style:justify-single-word="false"/>
      <style:text-properties officeooo:rsid="00085c30" officeooo:paragraph-rsid="000a09d3"/>
    </style:style>
    <style:style style:name="P27" style:family="paragraph" style:parent-style-name="Standard">
      <style:paragraph-properties fo:text-align="justify" style:justify-single-word="false"/>
      <style:text-properties officeooo:rsid="00099a8c" officeooo:paragraph-rsid="00099a8c"/>
    </style:style>
    <style:style style:name="P28" style:family="paragraph" style:parent-style-name="Standard">
      <style:paragraph-properties fo:text-align="justify" style:justify-single-word="false"/>
      <style:text-properties officeooo:rsid="00099a8c" officeooo:paragraph-rsid="000a4a21"/>
    </style:style>
    <style:style style:name="P29" style:family="paragraph" style:parent-style-name="Standard">
      <style:paragraph-properties fo:text-align="justify" style:justify-single-word="false"/>
      <style:text-properties fo:font-style="italic" officeooo:rsid="00099a8c" officeooo:paragraph-rsid="00099a8c" style:font-style-asian="italic" style:font-style-complex="italic"/>
    </style:style>
    <style:style style:name="P30" style:family="paragraph" style:parent-style-name="Standard">
      <style:paragraph-properties fo:text-align="justify" style:justify-single-word="false"/>
      <style:text-properties fo:font-style="italic" officeooo:rsid="00099a8c" officeooo:paragraph-rsid="000a4a21" style:font-style-asian="italic" style:font-style-complex="italic"/>
    </style:style>
    <style:style style:name="P31" style:family="paragraph" style:parent-style-name="Standard">
      <style:paragraph-properties fo:text-align="justify" style:justify-single-word="false"/>
      <style:text-properties style:font-name="Hack" fo:font-size="14pt" officeooo:rsid="000cb123" officeooo:paragraph-rsid="000cb123" style:font-size-asian="14pt" style:font-size-complex="14pt"/>
    </style:style>
    <style:style style:name="P32" style:family="paragraph" style:parent-style-name="Standard">
      <style:paragraph-properties fo:text-align="center" style:justify-single-word="false"/>
      <style:text-properties style:font-name="Hack" fo:font-size="14pt" officeooo:rsid="000cb123" officeooo:paragraph-rsid="000cb123" style:font-size-asian="14pt" style:font-size-complex="14pt"/>
    </style:style>
    <style:style style:name="P33" style:family="paragraph" style:parent-style-name="Standard">
      <style:paragraph-properties fo:text-align="justify" style:justify-single-word="false"/>
      <style:text-properties style:font-name="Hack" fo:font-size="14pt" officeooo:rsid="00046cff" officeooo:paragraph-rsid="00046cff" style:font-size-asian="14pt" style:font-size-complex="14pt"/>
    </style:style>
    <style:style style:name="P34" style:family="paragraph" style:parent-style-name="Standard">
      <style:paragraph-properties fo:text-align="justify" style:justify-single-word="false"/>
      <style:text-properties style:font-name="Hack" fo:font-size="14pt" officeooo:rsid="00049ab1" officeooo:paragraph-rsid="00049ab1" style:font-size-asian="14pt" style:font-size-complex="14pt"/>
    </style:style>
    <style:style style:name="P35" style:family="paragraph" style:parent-style-name="Standard">
      <style:paragraph-properties fo:text-align="center" style:justify-single-word="false"/>
      <style:text-properties style:font-name="Hack" fo:font-size="20pt" fo:font-weight="bold" officeooo:rsid="000dc071" officeooo:paragraph-rsid="000dc071" style:font-size-asian="20pt" style:font-weight-asian="bold" style:font-size-complex="20pt" style:font-weight-complex="bold"/>
    </style:style>
    <style:style style:name="P36" style:family="paragraph" style:parent-style-name="Standard">
      <style:paragraph-properties fo:text-align="center" style:justify-single-word="false"/>
      <style:text-properties style:font-name="Hack" fo:font-size="20pt" style:text-underline-style="solid" style:text-underline-width="auto" style:text-underline-color="font-color" fo:font-weight="bold" officeooo:rsid="000dc071" officeooo:paragraph-rsid="000dc071" style:font-size-asian="20pt" style:font-weight-asian="bold" style:font-size-complex="20pt" style:font-weight-complex="bold"/>
    </style:style>
    <style:style style:name="P37" style:family="paragraph" style:parent-style-name="Standard">
      <style:paragraph-properties fo:text-align="justify" style:justify-single-word="false"/>
      <style:text-properties fo:color="#000000" style:font-name="Hack" fo:font-size="14pt" fo:font-style="normal" officeooo:rsid="0006e88c" officeooo:paragraph-rsid="0006e88c" style:font-size-asian="14pt" style:font-style-asian="normal" style:font-size-complex="14pt" style:font-style-complex="normal"/>
    </style:style>
    <style:style style:name="T1" style:family="text">
      <style:text-properties style:font-name="Hack" fo:font-size="14pt" style:font-size-asian="14pt" style:font-size-complex="14pt"/>
    </style:style>
    <style:style style:name="T2" style:family="text">
      <style:text-properties style:font-name="Hack" fo:font-size="14pt" officeooo:rsid="00046cff" style:font-size-asian="14pt" style:font-size-complex="14pt"/>
    </style:style>
    <style:style style:name="T3" style:family="text">
      <style:text-properties style:font-name="Hack" fo:font-size="14pt" officeooo:rsid="00049ab1" style:font-size-asian="14pt" style:font-size-complex="14pt"/>
    </style:style>
    <style:style style:name="T4" style:family="text">
      <style:text-properties style:font-name="Hack" fo:font-size="14pt" officeooo:rsid="0006e88c" style:font-size-asian="14pt" style:font-size-complex="14pt"/>
    </style:style>
    <style:style style:name="T5" style:family="text">
      <style:text-properties style:font-name="Hack" fo:font-size="14pt" officeooo:rsid="00099a8c" style:font-size-asian="14pt" style:font-size-complex="14pt"/>
    </style:style>
    <style:style style:name="T6" style:family="text">
      <style:text-properties style:font-name="Hack" fo:font-size="14pt" officeooo:rsid="000a4a21" style:font-size-asian="14pt" style:font-size-complex="14pt"/>
    </style:style>
    <style:style style:name="T7" style:family="text">
      <style:text-properties style:font-name="Hack" fo:font-size="14pt" officeooo:rsid="000bca6f" style:font-size-asian="14pt" style:font-size-complex="14pt"/>
    </style:style>
    <style:style style:name="T8" style:family="text">
      <style:text-properties fo:color="#000000" style:font-name="Hack" fo:font-size="14pt" style:font-size-asian="14pt" style:font-size-complex="14pt"/>
    </style:style>
    <style:style style:name="T9" style:family="text">
      <style:text-properties fo:color="#000000" style:font-name="Hack" fo:font-size="14pt" officeooo:rsid="0004f5ea" style:font-size-asian="14pt" style:font-size-complex="14pt"/>
    </style:style>
    <style:style style:name="T10" style:family="text">
      <style:text-properties fo:color="#000000" style:font-name="Hack" fo:font-size="14pt" officeooo:rsid="00085c30" style:font-size-asian="14pt" style:font-size-complex="14pt"/>
    </style:style>
    <style:style style:name="T11" style:family="text">
      <style:text-properties fo:color="#000000" style:font-name="Hack" fo:font-size="14pt" officeooo:rsid="000a4a21" style:font-size-asian="14pt" style:font-size-complex="14pt"/>
    </style:style>
    <style:style style:name="T12" style:family="text">
      <style:text-properties fo:color="#000000" style:font-name="Hack" fo:font-size="14pt" officeooo:rsid="00099a8c" style:font-size-asian="14pt" style:font-size-complex="14pt"/>
    </style:style>
    <style:style style:name="T13" style:family="text">
      <style:text-properties fo:color="#000000" style:font-name="Hack" fo:font-size="14pt" officeooo:rsid="000bca6f" style:font-size-asian="14pt" style:font-size-complex="14pt"/>
    </style:style>
    <style:style style:name="T14" style:family="text">
      <style:text-properties fo:color="#000000" style:font-name="Hack" fo:font-size="14pt" fo:font-style="italic" style:font-size-asian="14pt" style:font-style-asian="italic" style:font-size-complex="14pt" style:font-style-complex="italic"/>
    </style:style>
    <style:style style:name="T15" style:family="text">
      <style:text-properties fo:color="#000000" style:font-name="Hack" fo:font-size="14pt" fo:font-style="italic" officeooo:rsid="0004f5ea" style:font-size-asian="14pt" style:font-style-asian="italic" style:font-size-complex="14pt" style:font-style-complex="italic"/>
    </style:style>
    <style:style style:name="T16" style:family="text">
      <style:text-properties fo:color="#000000" style:font-name="Hack" fo:font-size="14pt" fo:font-style="italic" officeooo:rsid="0006e88c" style:font-size-asian="14pt" style:font-style-asian="italic" style:font-size-complex="14pt" style:font-style-complex="italic"/>
    </style:style>
    <style:style style:name="T17" style:family="text">
      <style:text-properties fo:color="#000000" style:font-name="Hack" fo:font-size="14pt" fo:font-style="italic" officeooo:rsid="00085c30" style:font-size-asian="14pt" style:font-style-asian="italic" style:font-size-complex="14pt" style:font-style-complex="italic"/>
    </style:style>
    <style:style style:name="T18" style:family="text">
      <style:text-properties fo:color="#000000" style:font-name="Hack" fo:font-size="14pt" fo:font-style="italic" officeooo:rsid="00099a8c" style:font-size-asian="14pt" style:font-style-asian="italic" style:font-size-complex="14pt" style:font-style-complex="italic"/>
    </style:style>
    <style:style style:name="T19" style:family="text">
      <style:text-properties fo:color="#000000" style:font-name="Hack" fo:font-size="14pt" fo:font-style="italic" officeooo:rsid="000a09d3" style:font-size-asian="14pt" style:font-style-asian="italic" style:font-size-complex="14pt" style:font-style-complex="italic"/>
    </style:style>
    <style:style style:name="T20" style:family="text">
      <style:text-properties fo:color="#000000" style:font-name="Hack" fo:font-size="14pt" fo:font-style="italic" officeooo:rsid="000a4a21" style:font-size-asian="14pt" style:font-style-asian="italic" style:font-size-complex="14pt" style:font-style-complex="italic"/>
    </style:style>
    <style:style style:name="T21" style:family="text">
      <style:text-properties fo:color="#000000" style:font-name="Hack" fo:font-size="14pt" fo:font-style="normal" style:font-size-asian="14pt" style:font-style-asian="normal" style:font-size-complex="14pt" style:font-style-complex="normal"/>
    </style:style>
    <style:style style:name="T22" style:family="text">
      <style:text-properties fo:color="#000000" style:font-name="Hack" fo:font-size="14pt" fo:font-style="normal" officeooo:rsid="0006e88c" style:font-size-asian="14pt" style:font-style-asian="normal" style:font-size-complex="14pt" style:font-style-complex="normal"/>
    </style:style>
    <style:style style:name="T23" style:family="text">
      <style:text-properties fo:color="#000000" style:font-name="Hack" fo:font-size="14pt" fo:font-style="normal" officeooo:rsid="00099a8c" style:font-size-asian="14pt" style:font-style-asian="normal" style:font-size-complex="14pt" style:font-style-complex="normal"/>
    </style:style>
    <style:style style:name="T24" style:family="text">
      <style:text-properties fo:color="#000000" style:font-name="Hack" fo:font-size="14pt" fo:font-style="normal" officeooo:rsid="000a09d3" style:font-size-asian="14pt" style:font-style-asian="normal" style:font-size-complex="14pt" style:font-style-complex="normal"/>
    </style:style>
    <style:style style:name="T25" style:family="text">
      <style:text-properties fo:color="#000000" style:font-name="Hack" fo:font-size="14pt" fo:font-style="normal" officeooo:rsid="000a4a21" style:font-size-asian="14pt" style:font-style-asian="normal" style:font-size-complex="14pt" style:font-style-complex="normal"/>
    </style:style>
    <style:style style:name="T26" style:family="text">
      <style:text-properties fo:color="#000000" style:font-name="Hack" fo:font-size="14pt" fo:font-style="normal" officeooo:rsid="000bca6f" style:font-size-asian="14pt" style:font-style-asian="normal" style:font-size-complex="14pt" style:font-style-complex="normal"/>
    </style:style>
    <style:style style:name="T27" style:family="text">
      <style:text-properties fo:font-style="italic" style:font-style-asian="italic" style:font-style-complex="italic"/>
    </style:style>
    <style:style style:name="T28" style:family="text">
      <style:text-properties officeooo:rsid="00099a8c"/>
    </style:style>
    <style:style style:name="T29" style:family="text">
      <style:text-properties fo:color="#81d41a" style:font-name="Hack" fo:font-size="14pt" style:font-size-asian="14pt" style:font-size-complex="14pt"/>
    </style:style>
    <style:style style:name="T30" style:family="text">
      <style:text-properties fo:color="#ff860d" style:font-name="Hack" fo:font-size="14pt" fo:font-style="italic" officeooo:rsid="000a09d3" style:font-size-asian="14pt" style:font-style-asian="italic" style:font-size-complex="14pt" style:font-style-complex="italic"/>
    </style:style>
    <style:style style:name="T31" style:family="text">
      <style:text-properties fo:color="#ff0000" fo:font-style="italic" style:font-style-asian="italic" style:font-style-complex="italic"/>
    </style:style>
    <style:style style:name="T32" style:family="text">
      <style:text-properties fo:color="#ff0000" style:font-name="Hack" fo:font-size="14pt" fo:font-style="italic" officeooo:rsid="000a09d3" style:font-size-asian="14pt" style:font-style-asian="italic" style:font-size-complex="14pt" style:font-style-complex="italic"/>
    </style:style>
    <style:style style:name="T33" style:family="text">
      <style:text-properties fo:color="#ff0000" style:font-name="Hack" fo:font-size="14pt" fo:font-style="italic" officeooo:rsid="0004f5ea" style:font-size-asian="14pt" style:font-style-asian="italic" style:font-size-complex="14pt" style:font-style-complex="italic"/>
    </style:style>
    <style:style style:name="T34" style:family="text">
      <style:text-properties fo:color="#ff0000" style:font-name="Hack" fo:font-size="14pt" style:font-size-asian="14pt" style:font-size-complex="14pt"/>
    </style:style>
    <style:style style:name="T35" style:family="text">
      <style:text-properties fo:color="#ff0000" style:font-name="Hack" fo:font-size="14pt" fo:font-style="normal" style:font-size-asian="14pt" style:font-style-asian="normal" style:font-size-complex="14pt" style:font-style-complex="normal"/>
    </style:style>
    <style:style style:name="T36" style:family="text">
      <style:text-properties fo:color="#00ff00"/>
    </style:style>
    <style:style style:name="T37" style:family="text">
      <style:text-properties fo:color="#00ff00" style:font-name="Hack" fo:font-size="14pt" style:font-size-asian="14pt" style:font-size-complex="14pt"/>
    </style:style>
    <style:style style:name="T38" style:family="text">
      <style:text-properties fo:color="#00ff00" style:font-name="Hack" fo:font-size="14pt" officeooo:rsid="0004f5ea" style:font-size-asian="14pt" style:font-size-complex="14pt"/>
    </style:style>
    <style:style style:name="T39" style:family="text">
      <style:text-properties fo:color="#00ff00" style:font-name="Hack" fo:font-size="14pt" officeooo:rsid="00099a8c" style:font-size-asian="14pt" style:font-size-complex="14pt"/>
    </style:style>
    <style:style style:name="T40" style:family="text">
      <style:text-properties fo:color="#00ff00" style:font-name="Hack" fo:font-size="14pt" fo:font-style="normal" style:font-size-asian="14pt" style:font-style-asian="normal" style:font-size-complex="14pt" style:font-style-complex="normal"/>
    </style:style>
    <style:style style:name="T41" style:family="text">
      <style:text-properties fo:color="#00ff00" style:font-name="Hack" fo:font-size="14pt" fo:font-style="normal" officeooo:rsid="0006e88c" style:font-size-asian="14pt" style:font-style-asian="normal" style:font-size-complex="14pt" style:font-style-complex="normal"/>
    </style:style>
    <style:style style:name="T42" style:family="text">
      <style:text-properties officeooo:rsid="000a4a21"/>
    </style:style>
    <style:style style:name="T43" style:family="text">
      <style:text-properties fo:font-weight="bold" style:font-weight-asian="bold" style:font-weight-complex="bold"/>
    </style:style>
    <style:style style:name="T44" style:family="text">
      <style:text-properties fo:font-weight="bold" officeooo:rsid="000e2bc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text:span text:style-name="T42">and </text:span>Manual for DNS configuration and implementation strategy.</text:p>
      <text:p text:style-name="P2"/>
      <text:p text:style-name="P36">HOW NOT TO MESS UP</text:p>
      <text:p text:style-name="P35"/>
      <text:p text:style-name="P7"><text:span text:style-name="T3">To </text:span><text:span text:style-name="T2">implement this yourself </text:span><text:span text:style-name="T6">its required </text:span><text:span text:style-name="T3">the following</text:span><text:span text:style-name="T2">:</text:span></text:p>
      <text:p text:style-name="P3"/>
      <text:p text:style-name="P3">#1 – Kali Linux OS VERSION=”2020.2” ID_LIKE=debian x64arch</text:p>
      <text:p text:style-name="P3"/>
      <text:p text:style-name="P3">#2 – Active Internet connection.</text:p>
      <text:p text:style-name="P3"/>
      <text:p text:style-name="P3">#3 – bind9 software installed. Check bind9 documentation.</text:p>
      <text:p text:style-name="P3"/>
      <text:p text:style-name="P1"><text:span text:style-name="T1">#4 – </text:span><text:span text:style-name="T3">IPV4 as standard protocol. Check ISP configuration.</text:span></text:p>
      <text:p text:style-name="P4"/>
      <text:p text:style-name="P4">#5 – Port53 open. Check the firewall or ISP configuration.</text:p>
      <text:p text:style-name="P4"/>
      <text:p text:style-name="P31">I highly suggest that you read this manual thoroughly before attempting any action. If you start modifying these files and then give up in the middle of these configurations you might lose internet access altogether. </text:p>
      <text:p text:style-name="P32"><text:span text:style-name="T44"/></text:p>
      <text:p text:style-name="P32"><text:span text:style-name="T44">! </text:span><text:span text:style-name="T43">N</text:span><text:span text:style-name="T44">oo</text:span><text:span text:style-name="T43">bs Beware !</text:span> </text:p>
      <text:p text:style-name="P4"/>
      <text:p text:style-name="P4"/>
      <text:p text:style-name="P6"><text:span text:style-name="T2">!Warning: If </text:span><text:span text:style-name="T4">it’s </text:span><text:span text:style-name="T2">used </text:span><text:span text:style-name="T3">wrong</text:span><text:span text:style-name="T2"> it can be dangerous. </text:span></text:p>
      <text:p text:style-name="P14"><text:span text:style-name="T2">If a </text:span><text:span text:style-name="T7">wrong remote</text:span><text:span text:style-name="T2"> IP is in your configuration files, the attackers not only own all internet traffic but can also use it to steal your credentials. Check for “man in the middle attacks” for more information. </text:span></text:p>
      <text:p text:style-name="P2"/>
      <text:p text:style-name="P6"><text:span text:style-name="T2">As such you </text:span><text:span text:style-name="T3">must follow</text:span><text:span text:style-name="T2"> </text:span><text:span text:style-name="T3">these </text:span><text:span text:style-name="T5">rules</text:span><text:span text:style-name="T2">:</text:span></text:p>
      <text:p text:style-name="P2"/>
      <text:p text:style-name="P2">#<text:span text:style-name="T28">1</text:span>) Respect the privacy of others.</text:p>
      <text:p text:style-name="P2"/>
      <text:p text:style-name="P2">#<text:span text:style-name="T28">2</text:span>) Think before you type.</text:p>
      <text:p text:style-name="P2"/>
      <text:p text:style-name="P2">#<text:span text:style-name="T28">3</text:span>) With great power comes great responsibility.</text:p>
      <text:p text:style-name="P4"/>
      <text:p text:style-name="P4"/>
      <text:p text:style-name="P4"><text:soft-page-break/>If bind9 is not installed then in the terminal type:</text:p>
      <text:p text:style-name="P24">sudo apt-get install bind9</text:p>
      <text:p text:style-name="P4"/>
      <text:p text:style-name="P4">Then find out what your internal IP address is. In the terminal type:</text:p>
      <text:p text:style-name="P24">ifconfig</text:p>
      <text:p text:style-name="P4"/>
      <text:p text:style-name="P5">The following was the data used at the time of configuration. This is probably vastly different from yours.<text:line-break/></text:p>
      <text:p text:style-name="P5">My IP address at that time was <text:span text:style-name="T36">192.168.0.104</text:span>. </text:p>
      <text:p text:style-name="P5">The domain I wanted to use was <text:span text:style-name="T31">ns.dudechill.net</text:span></text:p>
      <text:p text:style-name="P4"/>
      <text:p text:style-name="P4"/>
      <text:p text:style-name="P8"><text:span text:style-name="T11">This project</text:span><text:span text:style-name="T9"> will be using </text:span><text:span text:style-name="T11">the</text:span><text:span text:style-name="T9"> network interface as the DNS server address.</text:span></text:p>
      <text:p text:style-name="P8"><text:span text:style-name="T9">The bind9 package on Debian-related distros </text:span><text:span text:style-name="T13">don’t</text:span><text:span text:style-name="T9"> ship with a </text:span><text:span text:style-name="T15">db.root</text:span><text:span text:style-name="T9"> file. Now it uses the </text:span><text:span text:style-name="T15">root.hints</text:span><text:span text:style-name="T9"> file. This file is used </text:span><text:span text:style-name="T13">b</text:span><text:span text:style-name="T9">y DNS resolvers to query </text:span><text:span text:style-name="T15">root-servers.net</text:span></text:p>
      <text:p text:style-name="P15"><text:line-break/>The bind9 package provides with recursive service for local host and local network clients only. Outside queries are denied unless told the contrary.</text:p>
      <text:p text:style-name="P15"/>
      <text:p text:style-name="P15">The main BIND configuration file is <text:span text:style-name="T27">/etc/bind/named.conf</text:span></text:p>
      <text:p text:style-name="P19">This files sources all its data from other three files in the same folder:</text:p>
      <text:p text:style-name="P19"/>
      <text:p text:style-name="P19"/>
      <text:p text:style-name="P19"><text:tab/>A) etc/bind/named.conf.options</text:p>
      <text:p text:style-name="P19"/>
      <text:p text:style-name="P19"><text:tab/>B) etc/bind/named.conf.local</text:p>
      <text:p text:style-name="P19"/>
      <text:p text:style-name="P19"><text:tab/>C) etc/bind/named/conf.default-zones</text:p>
      <text:p text:style-name="P19"/>
      <text:p text:style-name="P20"/>
      <text:p text:style-name="P20"/>
      <text:p text:style-name="P20"/>
      <text:p text:style-name="P20"/>
      <text:p text:style-name="P9"><text:soft-page-break/><text:span text:style-name="T22">Go to the main configuration folder for bind. In </text:span><text:span text:style-name="T26">the</text:span><text:span text:style-name="T22"> current version is in </text:span><text:span text:style-name="T16">etc/bind/</text:span></text:p>
      <text:p text:style-name="P20">Open the <text:span text:style-name="T27">named.conf.local</text:span> file and add the following:</text:p>
      <text:p text:style-name="P20"/>
      <text:p text:style-name="P12"><text:span text:style-name="T22">zone<text:tab/><text:tab/>“</text:span><text:span text:style-name="T32">dudechill.net</text:span><text:span text:style-name="T19">”</text:span><text:span text:style-name="T30"> </text:span><text:span text:style-name="T24">{</text:span></text:p>
      <text:p text:style-name="P20"><text:tab/><text:tab/>type master;</text:p>
      <text:p text:style-name="P20"><text:tab/><text:tab/>file “/etc/bind/db.forward.net”</text:p>
      <text:p text:style-name="P20">};</text:p>
      <text:p text:style-name="P20"><text:tab/><text:tab/></text:p>
      <text:p text:style-name="P9"><text:span text:style-name="T22">zone<text:tab/><text:tab/>“</text:span><text:span text:style-name="T41">0.168.192</text:span><text:span text:style-name="T22">.in-addr.arpa” {</text:span></text:p>
      <text:p text:style-name="P20"><text:tab/><text:tab/>type master;</text:p>
      <text:p text:style-name="P20"><text:tab/><text:tab/>file “/etc/bind/db.reverse.net”;</text:p>
      <text:p text:style-name="P20">};</text:p>
      <text:p text:style-name="P15"/>
      <text:p text:style-name="P15"/>
      <text:p text:style-name="P15">This enables two different zones. One as forward and the other one as a reverse.</text:p>
      <text:p text:style-name="P8"><text:span text:style-name="T9">Now we must create these zones. </text:span><text:span text:style-name="T10">For the forward zone </text:span><text:span text:style-name="T9">I strongly suggest that you copy the </text:span><text:span text:style-name="T15">db.local</text:span><text:span text:style-name="T9"> file to the same folder and rename it as “</text:span><text:span text:style-name="T15">db.forward.net</text:span><text:span text:style-name="T9">”. </text:span></text:p>
      <text:p text:style-name="P17">Edit this file and try to have the same as the following:</text:p>
      <text:p text:style-name="P17"/>
      <text:p text:style-name="P17">;</text:p>
      <text:p text:style-name="P17">; BIND data file for local loopback interface</text:p>
      <text:p text:style-name="P17">;</text:p>
      <text:p text:style-name="P17">$TTL<text:tab/>604800</text:p>
      <text:p text:style-name="P12"><text:span text:style-name="T10">@<text:tab/>IN<text:tab/>SOA<text:tab/></text:span><text:span text:style-name="T32">ns.dudechill.net</text:span><text:span text:style-name="T19">.</text:span><text:span text:style-name="T10"> root.localhost. (</text:span></text:p>
      <text:p text:style-name="P17"><text:tab/><text:tab/><text:tab/> <text:s text:c="5"/>2<text:tab/><text:tab/>; Serial</text:p>
      <text:p text:style-name="P17"><text:tab/><text:tab/><text:tab/> 604800<text:tab/><text:tab/>; Refresh</text:p>
      <text:p text:style-name="P17"><text:tab/><text:tab/><text:tab/> <text:s/>86400<text:tab/><text:tab/>; Retry</text:p>
      <text:p text:style-name="P17"><text:tab/><text:tab/><text:tab/>2419200<text:tab/><text:tab/>; Expire</text:p>
      <text:p text:style-name="P17"><text:tab/><text:tab/><text:tab/> 604800 )<text:tab/>; Negative Cache TTL</text:p>
      <text:p text:style-name="P17">;</text:p>
      <text:p text:style-name="P26"><text:span text:style-name="T8">@<text:tab/><text:tab/>IN<text:tab/>NS<text:tab/></text:span><text:span text:style-name="T32">ns.dudechill.net</text:span><text:span text:style-name="T8">.</text:span></text:p>
      <text:p text:style-name="P25"><text:span text:style-name="T8">ns<text:tab/><text:tab/>IN<text:tab/>A<text:tab/></text:span><text:span text:style-name="T37">192.168.0.104</text:span></text:p>
      <text:p text:style-name="P25"><text:span text:style-name="T8">server<text:tab/>IN<text:tab/>A<text:tab/></text:span><text:span text:style-name="T37">192.168.0.104</text:span></text:p>
      <text:p text:style-name="P17"/>
      <text:p text:style-name="P17">###end of file</text:p>
      <text:p text:style-name="P17"/>
      <text:p text:style-name="P17"/>
      <text:p text:style-name="P17"/>
      <text:p text:style-name="P10"><text:soft-page-break/><text:span text:style-name="T10">For the reverse zone </text:span><text:span text:style-name="T9">I strongly suggest that you copy the </text:span><text:span text:style-name="T15">db.</text:span><text:span text:style-name="T17">127</text:span><text:span text:style-name="T9"> file to the same folder and rename it as “</text:span><text:span text:style-name="T15">db.</text:span><text:span text:style-name="T17">reverse</text:span><text:span text:style-name="T15">.net</text:span><text:span text:style-name="T9">”</text:span></text:p>
      <text:p text:style-name="P17">Edit this file and try to have the same as the following:</text:p>
      <text:p text:style-name="P15"/>
      <text:p text:style-name="P15">;</text:p>
      <text:p text:style-name="P15">; BIND reverse data file for local loopback interface</text:p>
      <text:p text:style-name="P15">;</text:p>
      <text:p text:style-name="P15">$TTL<text:tab/>604800</text:p>
      <text:p text:style-name="P8"><text:span text:style-name="T9">@<text:tab/>IN<text:tab/>SOA<text:tab/></text:span><text:span text:style-name="T33">ns.dudechill.net</text:span><text:span text:style-name="T9">. root.localhost. (</text:span></text:p>
      <text:p text:style-name="P15"><text:tab/><text:tab/><text:tab/> <text:s text:c="5"/>1<text:tab/><text:tab/>; Serial</text:p>
      <text:p text:style-name="P15"><text:tab/><text:tab/><text:tab/> 604800<text:tab/><text:tab/>; Refresh</text:p>
      <text:p text:style-name="P15"><text:tab/><text:tab/><text:tab/> <text:s/>86400<text:tab/><text:tab/>; Retry</text:p>
      <text:p text:style-name="P15"><text:tab/><text:tab/><text:tab/>2419200<text:tab/><text:tab/>; Expire</text:p>
      <text:p text:style-name="P15"><text:tab/><text:tab/><text:tab/> 604800 )<text:tab/>; Negative Cache TTL</text:p>
      <text:p text:style-name="P15">;</text:p>
      <text:p text:style-name="P15">@<text:tab/>IN<text:tab/>NS<text:tab/>ns.</text:p>
      <text:p text:style-name="P12"><text:span text:style-name="T38">104</text:span><text:span text:style-name="T9"><text:tab/>IN<text:tab/>PTR<text:tab/></text:span><text:span text:style-name="T24">ns.</text:span><text:span text:style-name="T32">dudechill.net</text:span><text:span text:style-name="T9">.</text:span></text:p>
      <text:p text:style-name="P12"><text:span text:style-name="T38">104</text:span><text:span text:style-name="T9"><text:tab/>IN<text:tab/>PTR<text:tab/>server.</text:span><text:span text:style-name="T32">dudechill.net</text:span><text:span text:style-name="T9">.</text:span></text:p>
      <text:p text:style-name="P16"/>
      <text:p text:style-name="P16">###end of file</text:p>
      <text:p text:style-name="P16"/>
      <text:p text:style-name="P11"><text:span text:style-name="T13">T</text:span><text:span text:style-name="T12">hese two zones are </text:span><text:span text:style-name="T13">now </text:span><text:span text:style-name="T12">completely configured.</text:span></text:p>
      <text:p text:style-name="P18"/>
      <text:p text:style-name="P11"><text:span text:style-name="T12">Warning: the number </text:span><text:span text:style-name="T39">104</text:span><text:span text:style-name="T12"> used at the end of the file </text:span><text:span text:style-name="T13">was</text:span><text:span text:style-name="T12"> my IP’s last number, change accordingly. Check </text:span><text:span text:style-name="T18">ifconfig</text:span><text:span text:style-name="T12"> if in dou</text:span><text:span text:style-name="T11">bt</text:span><text:span text:style-name="T12">.</text:span></text:p>
      <text:p text:style-name="P18"/>
      <text:p text:style-name="P11"><text:span text:style-name="T12">In reality it wasn’t required to create the forward and reverse zone files, but as a safety measure its </text:span><text:span text:style-name="T11">a</text:span><text:span text:style-name="T12"> highly recommended </text:span><text:span text:style-name="T11">action.</text:span></text:p>
      <text:p text:style-name="P18"/>
      <text:p text:style-name="P28"><text:span text:style-name="T8">Now outside the /</text:span><text:span text:style-name="T14">bind</text:span><text:span text:style-name="T8"> folder </text:span><text:span text:style-name="T11">but still </text:span><text:span text:style-name="T8">in /</text:span><text:span text:style-name="T14">etc, </text:span><text:span text:style-name="T20">e</text:span><text:span text:style-name="T21">dit the </text:span><text:span text:style-name="T14">resolv.conf</text:span><text:span text:style-name="T21"> file.</text:span></text:p>
      <text:p text:style-name="P21"/>
      <text:p text:style-name="P22">Here comment all nameservers you had previously and add:</text:p>
      <text:p text:style-name="P27"><text:span text:style-name="T21">nameserver </text:span><text:span text:style-name="T40">192.168.0.104</text:span></text:p>
      <text:p text:style-name="P27"><text:span text:style-name="T21">search </text:span><text:span text:style-name="T35">dudechill.net</text:span></text:p>
      <text:p text:style-name="P27"><text:span text:style-name="T21">domain </text:span><text:span text:style-name="T35">dudechill.net</text:span></text:p>
      <text:p text:style-name="P22">###end of file</text:p>
      <text:p text:style-name="P22"/>
      <text:p text:style-name="P27"><text:soft-page-break/><text:span text:style-name="T21">Now to run the bind process </text:span><text:span text:style-name="T25">in the terminal type:</text:span></text:p>
      <text:p text:style-name="P23">etc/init.d/bind9 start</text:p>
      <text:p text:style-name="P22">it should display the following:</text:p>
      <text:p text:style-name="P29"><text:span text:style-name="T8">[</text:span><text:span text:style-name="T29">ok</text:span><text:span text:style-name="T8">] Starting bind9 (via systemctl): bind9.service</text:span></text:p>
      <text:p text:style-name="P22"/>
      <text:p text:style-name="P22"/>
      <text:p text:style-name="P22">Now to check if the DNS name server is running flawlessly type:</text:p>
      <text:p text:style-name="P29"><text:span text:style-name="T8">nslookup </text:span><text:span text:style-name="T34">ns.dudechill.net</text:span></text:p>
      <text:p text:style-name="P21">it should display the following:</text:p>
      <text:p text:style-name="P21"/>
      <text:p text:style-name="P30"><text:span text:style-name="T21">Server:<text:tab/><text:tab/></text:span><text:span text:style-name="T40">192.168.0.104</text:span></text:p>
      <text:p text:style-name="P30"><text:span text:style-name="T21">Address:<text:tab/><text:tab/></text:span><text:span text:style-name="T40">192.168.0.104</text:span><text:span text:style-name="T21">#53</text:span></text:p>
      <text:p text:style-name="P21"/>
      <text:p text:style-name="P30"><text:span text:style-name="T21">Name:<text:tab/><text:tab/></text:span><text:span text:style-name="T34">ns.dudechill.net</text:span></text:p>
      <text:p text:style-name="P30"><text:span text:style-name="T21">Address: <text:tab/></text:span><text:span text:style-name="T40">192.168.0.104</text:span></text:p>
      <text:p text:style-name="P21"/>
      <text:p text:style-name="P21"/>
      <text:p text:style-name="P13"><text:span text:style-name="T23">WARNING: A single typo in any configuration file is </text:span><text:span text:style-name="T25">enough to lose all internet access. If in an emergency restore the /</text:span><text:span text:style-name="T20">etc/resolv.conf</text:span><text:span text:style-name="T25"> file to its default. This is related to the</text:span><text:span text:style-name="T23"> rule #2) above.</text:span></text:p>
      <text:p text:style-name="P22"/>
      <text:p text:style-name="P22"/>
      <text:p text:style-name="P22"/>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19:33:52.206309426</meta:creation-date>
    <dc:date>2020-05-16T16:53:54.874924235</dc:date>
    <meta:editing-duration>PT23M16S</meta:editing-duration>
    <meta:editing-cycles>6</meta:editing-cycles>
    <meta:generator>LibreOffice/6.4.3.2$Linux_X86_64 LibreOffice_project/747b5d0ebf89f41c860ec2a39efd7cb15b54f2d8</meta:generator>
    <meta:document-statistic meta:table-count="0" meta:image-count="0" meta:object-count="0" meta:page-count="5" meta:paragraph-count="98" meta:word-count="721" meta:character-count="4472" meta:non-whitespace-character-count="3756"/>
  </office:meta>
</office:document-meta>
</file>